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udiowide" svg:font-family="Audiowide" style:font-family-generic="roman" style:font-pitch="variable"/>
    <style:font-face style:name="Bitter" svg:font-family="Bitter" style:font-family-generic="roman" style:font-pitch="variable"/>
    <style:font-face style:name="Oxygen" svg:font-family="Oxygen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udiowide1" svg:font-family="Audiowide" style:font-family-generic="system" style:font-pitch="variable"/>
    <style:font-face style:name="Bitter1" svg:font-family="Bitter" style:font-family-generic="system" style:font-pitch="variable"/>
    <style:font-face style:name="Linux Libertine G" svg:font-family="'Linux Libertine G'" style:font-family-generic="system" style:font-pitch="variable"/>
    <style:font-face style:name="Oxygen1" svg:font-family="Oxygen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18.971cm" fo:margin-left="0.203cm" fo:margin-top="0cm" fo:margin-bottom="0cm" table:align="left" style:writing-mode="lr-tb"/>
    </style:style>
    <style:style style:name="Table1.A" style:family="table-column">
      <style:table-column-properties style:column-width="4.048cm"/>
    </style:style>
    <style:style style:name="Table1.B" style:family="table-column">
      <style:table-column-properties style:column-width="10.98cm"/>
    </style:style>
    <style:style style:name="Table1.C" style:family="table-column">
      <style:table-column-properties style:column-width="3.94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2" style:family="table-row">
      <style:table-row-properties style:min-row-height="0.776cm" fo:keep-together="auto"/>
    </style:style>
    <style:style style:name="Table1.A11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line-height="100%" fo:text-align="start" style:justify-single-word="false"/>
      <style:text-properties style:font-name="Segoe UI" fo:font-weight="bold" style:font-weight-asian="bold"/>
    </style:style>
    <style:style style:name="P2" style:family="paragraph" style:parent-style-name="Standard">
      <style:paragraph-properties fo:line-height="100%" fo:text-align="start" style:justify-single-word="false"/>
      <style:text-properties style:font-name="Segoe UI"/>
    </style:style>
    <style:style style:name="P3" style:family="paragraph" style:parent-style-name="Standard">
      <style:paragraph-properties fo:text-align="start" style:justify-single-word="false"/>
      <style:text-properties style:font-name="Segoe UI"/>
    </style:style>
    <style:style style:name="P4" style:family="paragraph" style:parent-style-name="Standard">
      <style:paragraph-properties fo:line-height="100%" fo:text-align="start" style:justify-single-word="false"/>
      <style:text-properties style:font-name="Segoe UI" officeooo:rsid="0006e1c7" officeooo:paragraph-rsid="0006e1c7"/>
    </style:style>
    <style:style style:name="P5" style:family="paragraph" style:parent-style-name="Standard">
      <style:paragraph-properties fo:text-align="start" style:justify-single-word="false"/>
      <style:text-properties style:font-name="Segoe UI" fo:font-size="11pt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Segoe UI" fo:font-size="11pt" officeooo:paragraph-rsid="0006e1c7" style:font-size-asian="11pt" style:font-size-complex="11pt"/>
    </style:style>
    <style:style style:name="P7" style:family="paragraph" style:parent-style-name="Standard">
      <style:paragraph-properties fo:line-height="100%" fo:text-align="start" style:justify-single-word="false"/>
      <style:text-properties style:font-name="Segoe UI" fo:font-size="11pt" style:font-size-asian="11pt" style:font-size-complex="11pt"/>
    </style:style>
    <style:style style:name="P8" style:family="paragraph" style:parent-style-name="Standard">
      <style:paragraph-properties fo:line-height="100%" fo:text-align="start" style:justify-single-word="false"/>
      <style:text-properties style:font-name="Segoe UI" fo:font-size="11pt" officeooo:paragraph-rsid="0006e1c7" style:font-size-asian="11pt" style:font-size-complex="11pt"/>
    </style:style>
    <style:style style:name="P9" style:family="paragraph" style:parent-style-name="Standard">
      <style:paragraph-properties fo:line-height="100%" fo:text-align="start" style:justify-single-word="false"/>
      <style:text-properties style:font-name="Segoe UI" fo:font-size="11pt" officeooo:paragraph-rsid="0005fbee" style:font-size-asian="11pt" style:font-size-complex="11pt"/>
    </style:style>
    <style:style style:name="P10" style:family="paragraph" style:parent-style-name="Standard">
      <style:paragraph-properties fo:line-height="100%" fo:text-align="start" style:justify-single-word="false"/>
      <style:text-properties style:font-name="Segoe UI" fo:font-size="11pt" officeooo:rsid="00042c79" officeooo:paragraph-rsid="00042c79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Segoe UI" fo:font-size="11pt" officeooo:rsid="00042c79" officeooo:paragraph-rsid="00042c79" style:font-size-asian="11pt" style:font-size-complex="11pt"/>
    </style:style>
    <style:style style:name="P12" style:family="paragraph" style:parent-style-name="Standard">
      <style:paragraph-properties fo:line-height="100%" fo:text-align="start" style:justify-single-word="false"/>
      <style:text-properties style:font-name="Segoe UI" fo:font-size="11pt" officeooo:rsid="00060f80" officeooo:paragraph-rsid="00060f80" style:font-size-asian="11pt" style:font-size-complex="11pt"/>
    </style:style>
    <style:style style:name="P13" style:family="paragraph" style:parent-style-name="Standard">
      <style:paragraph-properties fo:line-height="100%" fo:text-align="start" style:justify-single-word="false"/>
      <style:text-properties style:font-name="Segoe UI" fo:font-size="11pt" officeooo:rsid="00082616" officeooo:paragraph-rsid="00082616" style:font-size-asian="11pt" style:font-size-complex="11pt"/>
    </style:style>
    <style:style style:name="P14" style:family="paragraph" style:parent-style-name="Standard">
      <style:paragraph-properties fo:line-height="100%" fo:text-align="start" style:justify-single-word="false"/>
      <style:text-properties style:font-name="Segoe UI" fo:font-size="11pt" officeooo:rsid="000a2220" officeooo:paragraph-rsid="000a2220" style:font-size-asian="11pt" style:font-size-complex="11pt"/>
    </style:style>
    <style:style style:name="P15" style:family="paragraph" style:parent-style-name="Standard">
      <style:paragraph-properties fo:line-height="100%" fo:text-align="start" style:justify-single-word="false"/>
      <style:text-properties style:font-name="Segoe UI" fo:font-size="11pt" officeooo:rsid="000cd059" officeooo:paragraph-rsid="000cd059" style:font-size-asian="11pt" style:font-size-complex="11pt"/>
    </style:style>
    <style:style style:name="P16" style:family="paragraph" style:parent-style-name="Standard">
      <style:paragraph-properties fo:line-height="100%" fo:text-align="start" style:justify-single-word="false"/>
      <style:text-properties style:font-name="Segoe UI" fo:font-size="11pt" officeooo:rsid="00115ddb" officeooo:paragraph-rsid="00115ddb" style:font-size-asian="11pt" style:font-size-complex="11pt"/>
    </style:style>
    <style:style style:name="P17" style:family="paragraph" style:parent-style-name="Standard">
      <style:paragraph-properties fo:text-align="start" style:justify-single-word="false"/>
      <style:text-properties fo:color="#000000" style:font-name="Segoe UI" fo:font-size="11pt" fo:font-style="normal" fo:font-weight="normal" officeooo:paragraph-rsid="0006e1c7" style:font-size-asian="11pt" style:font-style-asian="normal" style:font-weight-asian="normal" style:font-size-complex="11pt"/>
    </style:style>
    <style:style style:name="P18" style:family="paragraph" style:parent-style-name="Standard">
      <style:paragraph-properties fo:line-height="100%" fo:text-align="start" style:justify-single-word="false"/>
      <style:text-properties fo:color="#000000" style:font-name="Segoe UI" fo:font-size="11pt" fo:font-style="normal" fo:font-weight="normal" officeooo:paragraph-rsid="0006e1c7" style:font-size-asian="11pt" style:font-style-asian="normal" style:font-weight-asian="normal" style:font-size-complex="11pt"/>
    </style:style>
    <style:style style:name="P19" style:family="paragraph" style:parent-style-name="Standard">
      <style:paragraph-properties fo:line-height="100%" fo:text-align="start" style:justify-single-word="false"/>
      <style:text-properties fo:color="#ce181e" style:font-name="Segoe UI" officeooo:rsid="00082616" officeooo:paragraph-rsid="00082616"/>
    </style:style>
    <style:style style:name="P20" style:family="paragraph" style:parent-style-name="Standard">
      <style:paragraph-properties fo:line-height="100%" fo:text-align="start" style:justify-single-word="false"/>
      <style:text-properties fo:color="#ce181e" style:font-name="Segoe UI" officeooo:rsid="000cd059" officeooo:paragraph-rsid="000cd059"/>
    </style:style>
    <style:style style:name="P21" style:family="paragraph" style:parent-style-name="Standard">
      <style:paragraph-properties fo:margin-left="0cm" fo:margin-right="0cm" fo:text-indent="0cm" style:auto-text-indent="false"/>
      <style:text-properties style:font-name="Segoe UI"/>
    </style:style>
    <style:style style:name="P22" style:family="paragraph" style:parent-style-name="Heading_20_3">
      <style:paragraph-properties fo:margin-left="0cm" fo:margin-right="0cm" fo:margin-top="0cm" fo:margin-bottom="0cm" loext:contextual-spacing="false" fo:line-height="100%" fo:text-align="start" style:justify-single-word="false" fo:keep-together="always" fo:orphans="0" fo:widows="0" fo:text-indent="0cm" style:auto-text-indent="false" fo:padding="0cm" fo:border="none" fo:keep-with-next="always"/>
      <style:text-properties style:font-name="Segoe UI"/>
    </style:style>
    <style:style style:name="P23" style:family="paragraph" style:parent-style-name="Heading_20_3">
      <style:paragraph-properties fo:margin-top="0cm" fo:margin-bottom="0cm" loext:contextual-spacing="false" fo:line-height="100%" fo:text-align="start" style:justify-single-word="false"/>
      <style:text-properties style:font-name="Segoe UI"/>
    </style:style>
    <style:style style:name="P24" style:family="paragraph" style:parent-style-name="Standard" style:list-style-name="L1">
      <style:paragraph-properties fo:text-align="start" style:justify-single-word="false"/>
      <style:text-properties fo:color="#000000" style:font-name="Segoe UI" fo:font-size="11pt" fo:font-style="normal" fo:font-weight="normal" officeooo:paragraph-rsid="0006e1c7" style:font-size-asian="11pt" style:font-style-asian="normal" style:font-weight-asian="normal" style:font-size-complex="11pt"/>
    </style:style>
    <style:style style:name="P25" style:family="paragraph" style:parent-style-name="Standard">
      <style:paragraph-properties fo:line-height="100%" fo:text-align="start" style:justify-single-word="false"/>
      <style:text-properties style:font-name="Segoe UI" fo:font-size="11pt" officeooo:rsid="001367c9" officeooo:paragraph-rsid="001367c9" style:font-size-asian="11pt" style:font-size-complex="11pt"/>
    </style:style>
    <style:style style:name="P26" style:family="paragraph" style:parent-style-name="Standard">
      <style:paragraph-properties fo:text-align="start" style:justify-single-word="false"/>
      <style:text-properties fo:color="#ce181e" style:font-name="Segoe UI" officeooo:rsid="001367c9" officeooo:paragraph-rsid="001367c9"/>
    </style:style>
    <style:style style:name="P27" style:family="paragraph" style:parent-style-name="Standard" style:list-style-name="WWNum3">
      <style:paragraph-properties fo:margin-left="1.27cm" fo:margin-right="0cm" fo:text-align="start" style:justify-single-word="false" fo:text-indent="-0.635cm" style:auto-text-indent="false"/>
      <style:text-properties style:font-name="Segoe UI" fo:font-size="11pt" style:font-size-asian="11pt" style:font-size-complex="11pt"/>
    </style:style>
    <style:style style:name="P28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Segoe UI" fo:font-size="11pt" style:font-size-asian="11pt" style:font-size-complex="11pt"/>
    </style:style>
    <style:style style:name="P29" style:family="paragraph" style:parent-style-name="Standard" style:list-style-name="WWNum2">
      <style:paragraph-properties fo:margin-left="1.27cm" fo:margin-right="0cm" fo:line-height="100%" fo:text-align="start" style:justify-single-word="false" fo:text-indent="-0.635cm" style:auto-text-indent="false"/>
      <style:text-properties style:font-name="Segoe UI" fo:font-size="11pt" style:font-size-asian="11pt" style:font-size-complex="11pt"/>
    </style:style>
    <style:style style:name="P30" style:family="paragraph" style:parent-style-name="Heading_20_1" style:master-page-name="Standard">
      <style:paragraph-properties fo:text-align="center" style:justify-single-word="false"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color="#000000" fo:font-style="normal" fo:font-weight="normal" style:font-style-asian="normal" style:font-weight-asian="normal"/>
    </style:style>
    <style:style style:name="T3" style:family="text">
      <style:text-properties fo:color="#000000" fo:font-style="normal" fo:font-weight="normal" officeooo:rsid="0006e1c7" style:font-style-asian="normal" style:font-weight-asian="normal"/>
    </style:style>
    <style:style style:name="T4" style:family="text">
      <style:text-properties officeooo:rsid="000a2220"/>
    </style:style>
    <style:style style:name="T5" style:family="text">
      <style:text-properties officeooo:rsid="000d32c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text:bookmark text:name="_xnpej58wjtez"/>Glossario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2"><text:bookmark text:name="_lk99ucbvu149"/>Termine</text:p>
          </table:table-cell>
          <table:table-cell table:style-name="Table1.A1" office:value-type="string">
            <text:p text:style-name="P23"><text:bookmark text:name="_pll4miy809tn"/>Descrizione</text:p>
          </table:table-cell>
          <table:table-cell table:style-name="Table1.A1" office:value-type="string">
            <text:p text:style-name="P23"><text:bookmark text:name="_pll4miy809tn1"/>Sinonimi</text:p>
          </table:table-cell>
        </table:table-row>
        <table:table-row table:style-name="Table1.2">
          <table:table-cell table:style-name="Table1.A1" table:number-columns-spanned="3" office:value-type="string">
            <text:p text:style-name="P1">Attori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Chef</text:p>
          </table:table-cell>
          <table:table-cell table:style-name="Table1.A1" office:value-type="string">
            <text:p text:style-name="P5">Stabilisce il menù per gli eventi e ne supervisiona la preparazione.</text:p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Cuoco</text:p>
          </table:table-cell>
          <table:table-cell table:style-name="Table1.A1" office:value-type="string">
            <text:p text:style-name="P5">Prepara il cibo.</text:p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Organizzatore</text:p>
          </table:table-cell>
          <table:table-cell table:style-name="Table1.A1" office:value-type="string">
            <text:p text:style-name="P7">La persona che gestisce il personale e gli eventi</text:p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Personale</text:p>
          </table:table-cell>
          <table:table-cell table:style-name="Table1.A1" office:value-type="string">
            <text:p text:style-name="P7">La parola personale è usata in modo ambiguo nel testo per intendere talvolta tutti i dipendenti (chef, cuochi, personale di servizio), talvolta soltanto i dipendenti soggetti a turni (cuochi e personale di servizio). In presenza di questo termine consultare il cliente per disambiguare.</text:p>
          </table:table-cell>
          <table:table-cell table:style-name="Table1.A1" office:value-type="string">
            <text:p text:style-name="P10">Staff di supporto</text:p>
          </table:table-cell>
        </table:table-row>
        <table:table-row table:style-name="Table1.1">
          <table:table-cell table:style-name="Table1.A1" office:value-type="string">
            <text:p text:style-name="P2">Personale di Servizio</text:p>
          </table:table-cell>
          <table:table-cell table:style-name="Table1.A1" office:value-type="string">
            <text:p text:style-name="P7">Le persone (maître e camerieri) che si occupano del servizio durante l’evento stesso.</text:p>
          </table:table-cell>
          <table:table-cell table:style-name="Table1.A1" office:value-type="string">
            <text:p text:style-name="P10">Personale da sala</text:p>
          </table:table-cell>
        </table:table-row>
        <table:table-row table:style-name="Table1.1">
          <table:table-cell table:style-name="Table1.A1" office:value-type="string">
            <text:p text:style-name="P2">Utente</text:p>
          </table:table-cell>
          <table:table-cell table:style-name="Table1.A1" office:value-type="string">
            <text:p text:style-name="P5">Generico utilizzatore dell’applicazione (ha necessariamente un ruolo fra Organizzatore, Chef, Cuoco, Personale di servizio)</text:p>
          </table:table-cell>
          <table:table-cell table:style-name="Table1.A1" office:value-type="string">
            <text:p text:style-name="P7"/>
          </table:table-cell>
        </table:table-row>
        <table:table-row table:style-name="Table1.2">
          <table:table-cell table:style-name="Table1.A1" table:number-columns-spanned="3" office:value-type="string">
            <text:p text:style-name="P1">Dominio dell’applicazione</text:p>
          </table:table-cell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20">Attività</text:p>
          </table:table-cell>
          <table:table-cell table:style-name="Table1.A1" office:value-type="string">
            <text:p text:style-name="P15">Termine ambiguo, indica una cosa da fare in preparazione di un evento.</text:p>
            <text:p text:style-name="P15">E’ assegnata ad un membro del personale e si riferisce ad un’attività di cucina o di servizio durante l’evento.</text:p>
          </table:table-cell>
          <table:table-cell table:style-name="Table1.A1" office:value-type="string">
            <text:p text:style-name="P7"/>
          </table:table-cell>
        </table:table-row>
        <table:table-row table:style-name="Table1.2">
          <table:table-cell table:style-name="Table1.A11" office:value-type="string">
            <text:p text:style-name="P2">Autore (di una ricetta)</text:p>
          </table:table-cell>
          <table:table-cell table:style-name="Table1.A11" office:value-type="string">
            <text:p text:style-name="P7">Chi ha ideato la ricetta</text:p>
          </table:table-cell>
          <table:table-cell table:style-name="Table1.A11" office:value-type="string">
            <text:p text:style-name="P7"/>
          </table:table-cell>
        </table:table-row>
        <table:table-row table:style-name="Table1.2">
          <table:table-cell table:style-name="Table1.A11" office:value-type="string">
            <text:p text:style-name="P19">Compito</text:p>
          </table:table-cell>
          <table:table-cell table:style-name="Table1.A11" office:value-type="string">
            <text:p text:style-name="P13">Attività di cucina portate a termine dai cuochi <text:span text:style-name="T4">ed assegnate a questi dallo chef.</text:span></text:p>
            <text:p text:style-name="P14">Corrisponde alla realizzazione di un preparato intermedio o di una ricetta finale, <text:span text:style-name="T5">ed ha una quantità / porzioni da realizzare perché sia completato.</text:span></text:p>
          </table:table-cell>
          <table:table-cell table:style-name="Table1.A11" office:value-type="string">
            <text:p text:style-name="P15">Attività (di cucina)</text:p>
          </table:table-cell>
        </table:table-row>
        <table:table-row table:style-name="Table1.2">
          <table:table-cell table:style-name="Table1.A1" office:value-type="string">
            <text:p text:style-name="P2">Dose (di un ingrediente)</text:p>
          </table:table-cell>
          <table:table-cell table:style-name="Table1.A1" office:value-type="string">
            <text:p text:style-name="P7">Indica la quantità di ogni ingrediente (di base o preparati) necessario alla preparazione di un piatto.</text:p>
          </table:table-cell>
          <table:table-cell table:style-name="Table1.A1" office:value-type="string">
            <text:p text:style-name="P7"/>
          </table:table-cell>
        </table:table-row>
        <table:table-row table:style-name="Table1.2">
          <table:table-cell table:style-name="Table1.A1" office:value-type="string">
            <text:p text:style-name="P2">Emendamento di un menù</text:p>
          </table:table-cell>
          <table:table-cell table:style-name="Table1.A1" office:value-type="string">
            <text:p text:style-name="P7">Modifica <text:s/>effettuata <text:s/>nel menù di un evento da parte dello chef che può <text:s text:c="2"/>togliere o aggiungere piatti. Queste modifiche non si riflettono sul <text:s/>menù originale, gli emendamenti restano visibili come aggiunte o eliminazioni limitate all’evento in questione. Anche l’organizzatore può proporre questi emendamenti, che però <text:s/>dovranno essere approvati dallo chef.</text:p>
          </table:table-cell>
          <table:table-cell table:style-name="Table1.A1" office:value-type="string">
            <text:p text:style-name="P7"/>
          </table:table-cell>
        </table:table-row>
        <text:soft-page-break/>
        <table:table-row table:style-name="Table1.2">
          <table:table-cell table:style-name="Table1.A1" office:value-type="string">
            <text:p text:style-name="P26">Entry Ricettario</text:p>
          </table:table-cell>
          <table:table-cell table:style-name="Table1.A1" office:value-type="string">
            <text:p text:style-name="P25">Generalizzazione di ricette e preparazioni, è realizzata attraverso un compito</text:p>
          </table:table-cell>
          <table:table-cell table:style-name="Table1.A1" office:value-type="string">
            <text:p text:style-name="P25">Ricetta, Preparazione</text:p>
          </table:table-cell>
        </table:table-row>
        <table:table-row table:style-name="Table1.2">
          <table:table-cell table:style-name="Table1.A11" office:value-type="string">
            <text:p text:style-name="P3">Estrapolazione di preparazioni</text:p>
          </table:table-cell>
          <table:table-cell table:style-name="Table1.A11" office:value-type="string">
            <text:p text:style-name="P7">Trasformazione di una parte <text:s/>di ricetta in una preparazione <text:s/>a sé stante.</text:p>
          </table:table-cell>
          <table:table-cell table:style-name="Table1.A1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Evento</text:p>
          </table:table-cell>
          <table:table-cell table:style-name="Table1.A1" office:value-type="string">
            <text:p text:style-name="P5">Contesto in cui viene fornito il servizio di catering. </text:p>
            <text:p text:style-name="P5">Può essere ad es. un pranzo, una cena, un aperitivo, un buffet, un coffee break...</text:p>
            <text:p text:style-name="P5">Prevede due momenti diversi, il lavoro preparatorio e il servizio.</text:p>
            <text:p text:style-name="P5">Se ne fa carico un organizzatore, mentre la cucina è affidata a uno Chef.</text:p>
            <text:p text:style-name="P5">Un evento può essere semplice, e prevedere un singolo servizio, o complesso.</text:p>
            <text:p text:style-name="P5">Un evento complesso può prevedere più servizi (pranzo e cena, colazione e pranzo, coffee-break mattino e pomeriggio, ecc) in un unica giornata e/o prevedere più giornate. </text:p>
            <text:p text:style-name="P5">Gli eventi possono inoltre essere classificati come ricorrenti nel caso in cui si ripetano con una certa regolarità.</text:p>
            <text:p text:style-name="P11">Un evento può essere “in corso” dal momento che un organizzatore approva i menù di uno chef, o “terminato” una volta chiuso da un organizzatore</text:p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1" office:value-type="string">
            <text:p text:style-name="P4">Foglio Riepilogativo</text:p>
            <text:p text:style-name="P4">(di un Evento)</text:p>
          </table:table-cell>
          <table:table-cell table:style-name="Table1.A11" office:value-type="string">
            <text:p text:style-name="P6"><text:span text:style-name="T3">R</text:span><text:span text:style-name="T2">iassume le ricette/preparazioni da preparare per</text:span></text:p>
            <text:p text:style-name="P17">quell’evento, riportando per ciascuna:</text:p>
            <text:list xml:id="list3229604726" text:style-name="L1">
              <text:list-item>
                <text:p text:style-name="P24">se è stata assegnata, a chi e quando;</text:p>
              </text:list-item>
              <text:list-item>
                <text:p text:style-name="P24">se non è stata assegnata perché non serve prepararla;</text:p>
              </text:list-item>
              <text:list-item>
                <text:p text:style-name="P24">se il compito assegnato è stato portato a termine, e in tal caso eventuali commenti a riguardo del cuoco che l’ha preparata.</text:p>
              </text:list-item>
            </text:list>
            <text:p text:style-name="P17"/>
            <text:p text:style-name="P6"><text:span text:style-name="T2">Solo lo chef che ha in carico un evento può modificare (aggiungendo, eliminando o cambiando) l’elenco dei compiti in un foglio </text:span><text:span text:style-name="T3">riepilogativo.</text:span></text:p>
          </table:table-cell>
          <table:table-cell table:style-name="Table1.A11" office:value-type="string">
            <text:p text:style-name="P7"/>
          </table:table-cell>
        </table:table-row>
        <table:table-row table:style-name="Table1.2">
          <table:table-cell table:style-name="Table1.A1" office:value-type="string">
            <text:p text:style-name="P2">Ingrediente </text:p>
          </table:table-cell>
          <table:table-cell table:style-name="Table1.A1" office:value-type="string">
            <text:p text:style-name="P7">Materia prima per preparare un piatto. Può essere di base, ovvero scelto da un elenco che si immagina predefinito nel software e che dovrà essere il più possibile esaustivo, oppure un preparato realizzato in cucina dagli stessi cuochi.</text:p>
          </table:table-cell>
          <table:table-cell table:style-name="Table1.A1" office:value-type="string">
            <text:p text:style-name="P7"/>
          </table:table-cell>
        </table:table-row>
        <table:table-row table:style-name="Table1.2">
          <table:table-cell table:style-name="Table1.A1" office:value-type="string">
            <text:p text:style-name="P2">Insieme delle istruzioni (di una ricetta)</text:p>
          </table:table-cell>
          <table:table-cell table:style-name="Table1.A1" office:value-type="string">
            <text:p text:style-name="P7">Spiegazione di come trasformare gli ingredienti di partenza in un prodotto finito.</text:p>
            <text:p text:style-name="P5">Sono divise in due sezioni, la parte che può essere realizzata in anticipo e quella che deve essere realizzata all’ultimo sul posto dell’evento. Naturalmente è possibile che una delle due sezioni sia vuota. </text:p>
            <text:p text:style-name="P5">Ogni singola istruzione è rappresentata da un passo.</text:p>
          </table:table-cell>
          <table:table-cell table:style-name="Table1.A1" office:value-type="string">
            <text:p text:style-name="P7"/>
          </table:table-cell>
        </table:table-row>
        <text:soft-page-break/>
        <table:table-row table:style-name="Table1.2">
          <table:table-cell table:style-name="Table1.A1" office:value-type="string">
            <text:p text:style-name="P2">Menù</text:p>
          </table:table-cell>
          <table:table-cell table:style-name="Table1.A1" office:value-type="string">
            <text:p text:style-name="P7">Descrive quali piatti vengono proposti in un dato servizio (nell’ambito di un evento)</text:p>
            <text:p text:style-name="P7">Si compone di diverse voci, opzionalmente divise in diverse sezioni. </text:p>
            <text:p text:style-name="P7"/>
            <text:p text:style-name="P7">Lo chef costruisce i suoi menù a partire dalle ricette nel ricettario. </text:p>
            <text:p text:style-name="P7"/>
            <text:p text:style-name="P5">Un menù è caratterizzato da informazioni aggiuntive, quali:</text:p>
            <text:list xml:id="list1919956885" text:style-name="WWNum3">
              <text:list-item>
                <text:p text:style-name="P27">se è consigliata la presenza di un cuoco durante il servizio per finalizzare le preparazioni</text:p>
              </text:list-item>
              <text:list-item>
                <text:p text:style-name="P27">se prevede solo piatti freddi o anche piatti caldi</text:p>
              </text:list-item>
              <text:list-item>
                <text:p text:style-name="P27">se richiede la disponibilità di una cucina nella sede dell’evento</text:p>
              </text:list-item>
              <text:list-item>
                <text:p text:style-name="P27">se è adeguato per un buffet</text:p>
              </text:list-item>
              <text:list-item>
                <text:p text:style-name="P27">se può essere fruito senza posate (finger food)</text:p>
              </text:list-item>
            </text:list>
            <text:p text:style-name="P5"/>
            <text:p text:style-name="P7">Un menù può essere modificato fintanto che non è utilizzato in alcun evento.</text:p>
          </table:table-cell>
          <table:table-cell table:style-name="Table1.A1" office:value-type="string">
            <text:p text:style-name="P7"/>
          </table:table-cell>
        </table:table-row>
        <table:table-row table:style-name="Table1.2">
          <table:table-cell table:style-name="Table1.A1" office:value-type="string">
            <text:p text:style-name="P2">Passo</text:p>
          </table:table-cell>
          <table:table-cell table:style-name="Table1.A1" office:value-type="string">
            <text:p text:style-name="P5">Singolo elemento che compone le istruzioni di una ricetta:</text:p>
            <text:list xml:id="list2474242575" text:style-name="WWNum1">
              <text:list-item>
                <text:p text:style-name="P28">passo semplice: un singolo passaggio di svolgimento; </text:p>
              </text:list-item>
              <text:list-item>
                <text:p text:style-name="P28">raggruppamento: una sequenza di passi che vengono uno dopo l’altro </text:p>
              </text:list-item>
              <text:list-item>
                <text:p text:style-name="P28">variante: formato da un passo “principale” e da una “variante”</text:p>
              </text:list-item>
              <text:list-item>
                <text:p text:style-name="P28">ripetizione: un passo con l’indicazione di una regola di ripetizione</text:p>
              </text:list-item>
            </text:list>
          </table:table-cell>
          <table:table-cell table:style-name="Table1.A1" office:value-type="string">
            <text:p text:style-name="P7">Istruzione</text:p>
          </table:table-cell>
        </table:table-row>
        <table:table-row table:style-name="Table1.2">
          <table:table-cell table:style-name="Table1.A1" office:value-type="string">
            <text:p text:style-name="P2">Porzione</text:p>
          </table:table-cell>
          <table:table-cell table:style-name="Table1.A1" office:value-type="string">
            <text:p text:style-name="P7">Quantità indicativa di un piatto finito per una persona</text:p>
          </table:table-cell>
          <table:table-cell table:style-name="Table1.A1" office:value-type="string">
            <text:p text:style-name="P7"/>
          </table:table-cell>
        </table:table-row>
        <table:table-row table:style-name="Table1.2">
          <table:table-cell table:style-name="Table1.A1" office:value-type="string">
            <text:p text:style-name="P2">Preparazione</text:p>
          </table:table-cell>
          <table:table-cell table:style-name="Table1.A1" office:value-type="string">
            <text:p text:style-name="P5">Simile a una ricetta, ma descrive come realizzare un preparato da utilizzare in un’altra. </text:p>
          </table:table-cell>
          <table:table-cell table:style-name="Table1.A1" office:value-type="string">
            <text:p text:style-name="P12">Compito</text:p>
          </table:table-cell>
        </table:table-row>
        <table:table-row table:style-name="Table1.1">
          <table:table-cell table:style-name="Table1.A1" office:value-type="string">
            <text:p text:style-name="P3">Preparazione in sede</text:p>
          </table:table-cell>
          <table:table-cell table:style-name="Table1.A1" office:value-type="string">
            <text:p text:style-name="P7">Fase in cui i cuochi si dedicano ad anticipare alcune preparazioni necessario per gli eventi.</text:p>
          </table:table-cell>
          <table:table-cell table:style-name="Table1.A1" office:value-type="string">
            <text:p text:style-name="P7"/>
          </table:table-cell>
        </table:table-row>
        <table:table-row table:style-name="Table1.2">
          <table:table-cell table:style-name="Table1.A1" office:value-type="string">
            <text:p text:style-name="P2">Proprietario (di una ricetta)</text:p>
          </table:table-cell>
          <table:table-cell table:style-name="Table1.A1" office:value-type="string">
            <text:p text:style-name="P7">Chi ha inserito la ricetta nel ricettario</text:p>
          </table:table-cell>
          <table:table-cell table:style-name="Table1.A1" office:value-type="string">
            <text:p text:style-name="P12"/>
          </table:table-cell>
        </table:table-row>
        <table:table-row table:style-name="Table1.2">
          <table:table-cell table:style-name="Table1.A1" office:value-type="string">
            <text:p text:style-name="P2">Ricetta</text:p>
          </table:table-cell>
          <table:table-cell table:style-name="Table1.A1" office:value-type="string">
            <text:p text:style-name="P5">Descrive come preparare un piatto da servire a tavola.</text:p>
            <text:p text:style-name="P5">E’ caratterizzata da un nome, da un proprietario opzionalmente da un autore e può essere accompagnata da una descrizione breve di ciò che realizza o da altre note che si ritiene possano essere di interesse. </text:p>
            <text:p text:style-name="P7">Può essere accompagnata da tag che segnalano ricette vegetariane, senza latticini, senza uova, senza glutine, vegane.</text:p>
          </table:table-cell>
          <table:table-cell table:style-name="Table1.A1" office:value-type="string">
            <text:p text:style-name="P12">Compito</text:p>
          </table:table-cell>
        </table:table-row>
        <table:table-row table:style-name="Table1.2">
          <table:table-cell table:style-name="Table1.A1" office:value-type="string">
            <text:p text:style-name="P2">Ricettario</text:p>
          </table:table-cell>
          <table:table-cell table:style-name="Table1.A1" office:value-type="string">
            <text:p text:style-name="P7">Un elenco/raccolta di ricette e preparazioni</text:p>
          </table:table-cell>
          <table:table-cell table:style-name="Table1.A1" office:value-type="string">
            <text:p text:style-name="P7"/>
          </table:table-cell>
        </table:table-row>
        <text:soft-page-break/>
        <table:table-row table:style-name="Table1.1">
          <table:table-cell table:style-name="Table1.A1" office:value-type="string">
            <text:p text:style-name="P2">Ruolo</text:p>
          </table:table-cell>
          <table:table-cell table:style-name="Table1.A1" office:value-type="string">
            <text:p text:style-name="P7">Caratterizzazione di un utente che definisce le funzionalità a lui accessibili. I ruoli disponibili in Cat &amp; Ring sono: </text:p>
            <text:p text:style-name="P5">Organizzatore, Chef, Cuoco, Personale di Servizio</text:p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Scheda evento</text:p>
          </table:table-cell>
          <table:table-cell table:style-name="Table1.A1" office:value-type="string">
            <text:p text:style-name="P7">Creata dall’organizzatore, specifica luogo, orario, numero di persone, ed eventuali note particolari relativi all’evento.</text:p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Sede</text:p>
          </table:table-cell>
          <table:table-cell table:style-name="Table1.A1" office:value-type="string">
            <text:p text:style-name="P7">Ubicazione della società di catering e delle relative cucine</text:p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Sede evento</text:p>
          </table:table-cell>
          <table:table-cell table:style-name="Table1.A1" office:value-type="string">
            <text:p text:style-name="P7">Luogo di svolgimento degli eventi</text:p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Servizio</text:p>
          </table:table-cell>
          <table:table-cell table:style-name="Table1.A1" office:value-type="string">
            <text:p text:style-name="P7">Preparazione e allestimento dell’evento nella sede dell’evento stesso. Può andare dal semplice buffet all’allestimento di una sala ristorante.</text:p>
            <text:p text:style-name="P5">Un evento può prevedere più servizi, anche in sedi diverse. Ciascun servizio avrà una precisa fascia oraria, e naturalmente un proprio menu e un proprio staff di supporto. </text:p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Sezione</text:p>
          </table:table-cell>
          <table:table-cell table:style-name="Table1.A1" office:value-type="string">
            <text:p text:style-name="P7">Partizionamento (opzionale) di un menù. Ad es.: primi, secondi, dolci sono sezioni.</text:p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1" office:value-type="string">
            <text:p text:style-name="P4">Tabellone dei Turni</text:p>
          </table:table-cell>
          <table:table-cell table:style-name="Table1.A11" office:value-type="string">
            <text:p text:style-name="P8"><text:span text:style-name="T3">R</text:span><text:span text:style-name="T2">iepiloga ciascun turno i compiti già assegnati indipendentemente dall’evento per cui sono assegnati.</text:span></text:p>
            <text:p text:style-name="P18">E’ usato dallo chef per capire lo “stato” di un turno, e dai cuochi per sapere cos’hanno da fare.</text:p>
            <text:p text:style-name="P18">E’ dunque pubblico.</text:p>
            <text:p text:style-name="P8"><text:span text:style-name="T3">O</text:span><text:span text:style-name="T2">gni qual volta uno chef modifica i compiti a partire dal proprio foglio riepilogativo, anche il contenuto del tabellone viene modificato.</text:span></text:p>
          </table:table-cell>
          <table:table-cell table:style-name="Table1.A11" office:value-type="string">
            <text:p text:style-name="P16">Calendario</text:p>
          </table:table-cell>
        </table:table-row>
        <table:table-row table:style-name="Table1.2">
          <table:table-cell table:style-name="Table1.A1" office:value-type="string">
            <text:p text:style-name="P21">Tempistiche di una ricetta</text:p>
          </table:table-cell>
          <table:table-cell table:style-name="Table1.A1" office:value-type="string">
            <text:p text:style-name="P7">Si suddivide in:</text:p>
            <text:list xml:id="list4215677402" text:style-name="WWNum2">
              <text:list-item>
                <text:p text:style-name="P29"><text:span text:style-name="T1">tempo di attività concreta (TAC) </text:span>richiesto a chi la prepara. Per definire questo tempo si dovranno specificare due fattori: il tempo costante (TACc), che non dipende dal numero di porzioni, e il tempo variabile (TACv), che dipende invece dal numero di porzioni. </text:p>
              </text:list-item>
              <text:list-item>
                <text:p text:style-name="P29"><text:span text:style-name="T1">il tempo totale di preparazione (TT)</text:span>, ossia quanto passa dal momento in cui si inizia a svolgere la ricetta al momento in cui può essere servita. Questo include anche quelli che per il cuoco sono tempi morti.</text:p>
              </text:list-item>
              <text:list-item>
                <text:p text:style-name="P29"><text:span text:style-name="T1">il tempo di ultimazione (TU)</text:span>, ossia quanto tempo serve in fase di servizio per ultimare il piatto; rientrano in questa categoria tutte le cose che devono essere fatte all’ultimo. Anche qui avremo una suddivisione in due fattori costante (TUc), indipendente dal numero di porzioni, e variabile (TUv), dipendente dal numero di porzioni. </text:p>
              </text:list-item>
            </text:list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3">Turno </text:p>
          </table:table-cell>
          <table:table-cell table:style-name="Table1.A1" office:value-type="string">
            <text:p text:style-name="P7">Periodo di attività di una persona con un orario di inizio e un orario di fine, si dividono in turni preparatori in sede <text:s/>e turni di servizio prima dell’evento stesso che si svolgono sul luogo dell’evento.</text:p>
            <text:p text:style-name="P7">Un turno può essere indicato come “completo” se la cucina e <text:soft-page-break/>lo staff per quel turno sono completamente impegnati e non più disponibili per altre lavorazioni.</text:p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">Voce</text:p>
          </table:table-cell>
          <table:table-cell table:style-name="Table1.A1" office:value-type="string">
            <text:p text:style-name="P9">Singolo elemento di un menù.</text:p>
            <text:p text:style-name="P9">Può appartenere ad una sezione se il menù è diviso in sezioni.</text:p>
            <text:p text:style-name="P7">Ogni voce fa riferimento ad una ricetta nel ricettario, ma il testo della voce può anche essere diverso dal nome della ricetta.</text:p>
          </table:table-cell>
          <table:table-cell table:style-name="Table1.A1" office:value-type="string">
            <text:p text:style-name="P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udiowide" svg:font-family="Audiowide" style:font-family-generic="roman" style:font-pitch="variable"/>
    <style:font-face style:name="Bitter" svg:font-family="Bitter" style:font-family-generic="roman" style:font-pitch="variable"/>
    <style:font-face style:name="Oxygen" svg:font-family="Oxygen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udiowide1" svg:font-family="Audiowide" style:font-family-generic="system" style:font-pitch="variable"/>
    <style:font-face style:name="Bitter1" svg:font-family="Bitter" style:font-family-generic="system" style:font-pitch="variable"/>
    <style:font-face style:name="Linux Libertine G" svg:font-family="'Linux Libertine G'" style:font-family-generic="system" style:font-pitch="variable"/>
    <style:font-face style:name="Oxygen1" svg:font-family="Oxygen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Oxygen" fo:font-size="12pt" fo:language="it" fo:country="none" style:letter-kerning="false" style:font-name-asian="Oxygen1" style:font-size-asian="12pt" style:language-asian="zh" style:country-asian="CN" style:font-name-complex="Oxygen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Oxygen" fo:font-size="12pt" fo:language="it" fo:country="none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353cm" loext:contextual-spacing="false" fo:line-height="100%" fo:keep-together="always" fo:keep-with-next="always"/>
      <style:text-properties fo:color="#00615e" style:font-name="Bitter" fo:font-family="Bitter" style:font-family-generic="roman" style:font-pitch="variable" fo:font-size="24pt" fo:font-weight="bold" style:font-name-asian="Bitter1" style:font-family-asian="Bitter" style:font-family-generic-asian="system" style:font-pitch-asian="variable" style:font-size-asian="24pt" style:font-weight-asian="bold" style:font-name-complex="Bitter1" style:font-family-complex="Bitter" style:font-family-generic-complex="system" style:font-pitch-complex="variable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.176cm" loext:contextual-spacing="false" fo:line-height="100%" fo:text-align="start" style:justify-single-word="false" fo:keep-together="always" fo:keep-with-next="always"/>
      <style:text-properties fo:color="#354d51" style:font-name="Bitter" fo:font-family="Bitter" style:font-family-generic="roman" style:font-pitch="variable" fo:font-size="18pt" fo:font-weight="bold" style:font-name-asian="Bitter1" style:font-family-asian="Bitter" style:font-family-generic-asian="system" style:font-pitch-asian="variable" style:font-size-asian="18pt" style:font-weight-asian="bold" style:font-name-complex="Bitter1" style:font-family-complex="Bitter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353cm" fo:margin-bottom="0.176cm" loext:contextual-spacing="false" fo:line-height="100%" fo:keep-together="always" fo:keep-with-next="always"/>
      <style:text-properties fo:color="#0c3635" style:font-name="Bitter" fo:font-family="Bitter" style:font-family-generic="roman" style:font-pitch="variable" fo:font-size="14pt" fo:font-weight="bold" style:font-name-asian="Bitter1" style:font-family-asian="Bitter" style:font-family-generic-asian="system" style:font-pitch-asian="variable" style:font-size-asian="14pt" style:font-weight-asian="bold" style:font-name-complex="Bitter1" style:font-family-complex="Bitter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1.058cm" loext:contextual-spacing="false" fo:line-height="100%" fo:text-align="center" style:justify-single-word="false" fo:keep-together="always" fo:keep-with-next="always"/>
      <style:text-properties fo:color="#009a96" style:font-name="Audiowide" fo:font-family="Audiowide" style:font-family-generic="roman" style:font-pitch="variable" fo:font-size="36pt" style:font-name-asian="Audiowide1" style:font-family-asian="Audiowide" style:font-family-generic-asian="system" style:font-pitch-asian="variable" style:font-size-asian="36pt" style:font-name-complex="Audiowide1" style:font-family-complex="Audiowide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98cm" fo:margin-bottom="0.998cm" fo:margin-left="0.998cm" fo:margin-right="0.998cm" fo:background-color="#ffffff" style:writing-mode="lr-tb" style:layout-grid-color="#c0c0c0" style:layout-grid-lines="277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Windows_X86_64 LibreOffice_project/86daf60bf00efa86ad547e59e09d6bb77c699acb</meta:generator>
    <dc:date>2020-04-27T17:15:41.395000000</dc:date>
    <meta:editing-duration>P1DT9H15M54S</meta:editing-duration>
    <meta:editing-cycles>10</meta:editing-cycles>
    <meta:document-statistic meta:table-count="1" meta:image-count="0" meta:object-count="0" meta:page-count="5" meta:paragraph-count="127" meta:word-count="1315" meta:character-count="8328" meta:non-whitespace-character-count="7131"/>
  </office:meta>
</office:document-meta>
</file>